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text-properties officeooo:rsid="0002eb3c" officeooo:paragraph-rsid="0002eb3c"/>
    </style:style>
    <style:style style:name="P2" style:family="paragraph" style:parent-style-name="Standard">
      <style:text-properties style:font-name="Liberation Mono" fo:font-size="16pt" officeooo:rsid="0002eb3c" officeooo:paragraph-rsid="0002eb3c" style:font-size-asian="16pt" style:font-size-complex="16pt"/>
    </style:style>
    <style:style style:name="P3" style:family="paragraph" style:parent-style-name="Standard">
      <style:text-properties style:font-name="Liberation Mono" fo:font-size="16pt" officeooo:rsid="00042bfb" officeooo:paragraph-rsid="00042bfb" style:font-size-asian="16pt" style:font-size-complex="16pt"/>
    </style:style>
    <style:style style:name="P4" style:family="paragraph" style:parent-style-name="Standard">
      <style:text-properties fo:font-size="16pt" officeooo:rsid="0002eb3c" officeooo:paragraph-rsid="0002eb3c" style:font-size-asian="16pt" style:font-size-complex="16pt"/>
    </style:style>
    <style:style style:name="P5" style:family="paragraph" style:parent-style-name="Standard">
      <style:text-properties fo:font-size="16pt" officeooo:rsid="00042bfb" officeooo:paragraph-rsid="00042bfb" style:font-size-asian="16pt" style:font-size-complex="16pt"/>
    </style:style>
    <style:style style:name="P6" style:family="paragraph" style:parent-style-name="Standard">
      <style:text-properties fo:font-size="20pt" officeooo:rsid="0002eb3c" officeooo:paragraph-rsid="0002eb3c" style:font-size-asian="20pt" style:font-size-complex="20pt"/>
    </style:style>
    <style:style style:name="P7" style:family="paragraph" style:parent-style-name="Standard">
      <style:paragraph-properties fo:padding="0.0201in" fo:border="0.06pt solid #000000" style:shadow="none"/>
      <style:text-properties style:font-name="Liberation Mono" fo:font-size="14pt" officeooo:rsid="0002eb3c" officeooo:paragraph-rsid="0002eb3c" style:font-size-asian="14pt" style:font-size-complex="14pt"/>
    </style:style>
    <style:style style:name="P8" style:family="paragraph" style:parent-style-name="Standard">
      <style:paragraph-properties fo:padding="0.0201in" fo:border="0.06pt solid #000000" style:shadow="none"/>
      <style:text-properties style:font-name="Liberation Mono" fo:font-size="16pt" officeooo:rsid="0002eb3c" officeooo:paragraph-rsid="0002eb3c" style:font-size-asian="16pt" style:font-size-complex="16pt"/>
    </style:style>
    <style:style style:name="P9" style:family="paragraph" style:parent-style-name="Heading_20_3">
      <style:paragraph-properties fo:text-align="center" style:justify-single-word="false"/>
      <style:text-properties fo:color="#000080" fo:font-size="20pt" style:font-size-asian="20pt" style:font-size-complex="20pt"/>
    </style:style>
    <style:style style:name="P10" style:family="paragraph">
      <loext:graphic-properties draw:fill="none" draw:fill-color="#ffffff"/>
      <style:text-properties style:font-name="Liberation Mono" fo:font-size="18pt" style:font-size-asian="18pt" style:font-size-complex="18pt"/>
    </style:style>
    <style:style style:name="T1" style:family="text">
      <style:text-properties officeooo:rsid="0002eb3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000080"/>
    </style:style>
    <style:style style:name="T4" style:family="text">
      <style:text-properties fo:color="#000080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officeooo:rsid="00042bfb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ize="18pt" style:font-size-asian="18pt" style:font-size-complex="18pt"/>
    </style:style>
    <style:style style:name="gr1" style:family="graphic">
      <style:graphic-properties draw:stroke="solid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roperties in JavaFX</text:h>
      <text:p text:style-name="P1"/>
      <text:p text:style-name="Standard"><text:span text:style-name="T2">JavaFX makes extensive use of </text:span><text:span text:style-name="T4">Properties</text:span><text:span text:style-name="T2">, which are Observable objects</text:span>.</text:p>
      <text:p text:style-name="P1"><draw:frame text:anchor-type="paragraph" draw:z-index="0" draw:name="Shape1" draw:style-name="gr1" draw:text-style-name="P10" svg:width="2.2768in" svg:height="0.313in" svg:x="4.3957in" svg:y="0.1409in"><draw:text-box><text:p><text:span text:style-name="T8">Label with Text</text:span></text:p></draw:text-box></draw:frame><text:span text:style-name="T2">For example, a Label:</text:span></text:p>
      <text:p text:style-name="P4"/>
      <text:p text:style-name="P4">To get the text:</text:p>
      <text:p text:style-name="P2"><text:s text:c="2"/>String text <text:s/>= label.getText();</text:p>
      <text:p text:style-name="P4">To set the text:</text:p>
      <text:p text:style-name="P2"><text:s text:c="2"/>label.setText( "New label text" );</text:p>
      <text:p text:style-name="P4">Instead, you can get the text as a <text:span text:style-name="T3">Property</text:span>:</text:p>
      <text:p text:style-name="P2">StringProperty textproperty = label.textProperty();</text:p>
      <text:p text:style-name="P2"/>
      <text:h text:style-name="P9" text:outline-level="3">Properties have values and are <text:span text:style-name="T1">O</text:span>bservable</text:h>
      <text:p text:style-name="P4">To get the value of the textproperty:</text:p>
      <text:p text:style-name="P2"><text:s text:c="2"/>textproperty.getText(); // same as label.getText();</text:p>
      <text:p text:style-name="P4"/>
      <text:p text:style-name="P4">Add an observer:</text:p>
      <text:p text:style-name="P2"><text:s text:c="2"/>textproperty.addListener( myChangeListener );</text:p>
      <text:p text:style-name="P4"/>
      <text:p text:style-name="P6">What's a <text:span text:style-name="T3">ChangeListener</text:span>?</text:p>
      <text:p text:style-name="P4">It has <text:span text:style-name="T6">only </text:span>one method <text:span text:style-name="T6">(functional interface):</text:span></text:p>
      <text:p text:style-name="P7">interface ChangeListener&lt;T&gt; {</text:p>
      <text:p text:style-name="P8"><text:s/><text:span text:style-name="T5">public void changed(ObservableValue&lt;? extends T&gt; subject,</text:span></text:p>
      <text:p text:style-name="P7"><text:s text:c="30"/>T oldvalue, T newvalue);</text:p>
      <text:p text:style-name="P7">}</text:p>
      <text:p text:style-name="P4">a <text:span text:style-name="T3">ChangeListener</text:span> is notified whenever the Property it listens to is changed!</text:p>
      <text:p text:style-name="P4"/>
      <text:p text:style-name="P4"/>
      <text:h text:style-name="Heading_20_2" text:outline-level="2"><text:soft-page-break/>Binding Properties Together</text:h>
      <text:p text:style-name="P5">In many applications, we want to change one property whenever another property changes.</text:p>
      <text:p text:style-name="P5"><text:s text:c="3"/><text:span text:style-name="T7">WorkerThread.progress -----&gt; ProgressBar.progress</text:span></text:p>
      <text:p text:style-name="P5"/>
      <text:p text:style-name="P5">Shortcut: JavaFX lets you bind properties together.</text:p>
      <text:p text:style-name="P5">The "bound" property is automatically updated whenever the other property changes.</text:p>
      <text:p text:style-name="P5">We can "bind" the text on a label to the text in a TextField.</text:p>
      <text:p text:style-name="P5"/>
      <text:p text:style-name="P3">label.textProperty().bind( textField.textProperty() );</text:p>
      <text:p text:style-name="P5">(I haven't verified this, but it should update the label whenever you type in the textField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/>
      <style:text-properties officeooo:rsid="0002eb3c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fo:color="#000080" fo:font-size="32pt" fo:font-weight="bold" style:font-size-asian="32pt" style:font-weight-asian="bold" style:font-size-complex="3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21:17:53.841483157</meta:creation-date>
    <dc:date>2020-04-28T23:01:54.359413568</dc:date>
    <meta:editing-duration>PT1H44M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9" meta:word-count="178" meta:character-count="1297" meta:non-whitespace-character-count="1106"/>
  </office:meta>
</office:document-meta>
</file>